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fo:language="ru" fo:country="RU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Heading_20_1">
      <style:text-properties style:font-name="Cambria"/>
    </style:style>
    <style:style style:name="P6" style:family="paragraph" style:parent-style-name="Text_20_body" style:list-style-name="L1">
      <style:text-properties style:font-name="Cambria"/>
    </style:style>
    <style:style style:name="P7" style:family="paragraph" style:parent-style-name="Text_20_body" style:list-style-name="L2">
      <style:text-properties style:font-name="Cambria"/>
    </style:style>
    <style:style style:name="P8" style:family="paragraph" style:parent-style-name="Text_20_body" style:list-style-name="L3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name-asian="Times New Roman2" style:font-name-complex="Times New Roman2"/>
    </style:style>
    <style:style style:name="T3" style:family="text">
      <style:text-properties style:font-name-asian="Times New Roman3" style:font-name-complex="Times New Roman3"/>
    </style:style>
    <style:style style:name="T4" style:family="text">
      <style:text-properties style:font-name-asian="Times New Roman2" style:font-name-complex="Times New Roman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<draw:frame draw:style-name="fr1" draw:name="Графический объект2" text:anchor-type="as-char" svg:width="0.85cm" svg:height="0.85cm" draw:z-index="0"><draw:image xlink:href="../images/3053.png" xlink:type="simple" xlink:show="embed" xlink:actuate="onLoad"/></draw:frame></text:p>
          </table:table-cell>
          <table:table-cell table:style-name="Таблица1.B1" office:value-type="string">
            <text:h text:style-name="P5" text:outline-level="1">ДИФ-производная</text:h>
          </table:table-cell>
        </table:table-row>
        <table:table-row>
          <table:table-cell table:style-name="Таблица1.A2" office:value-type="string">
            <text:p text:style-name="P4">в палитре</text:p>
          </table:table-cell>
          <table:table-cell table:style-name="Таблица1.B1" office:value-type="string">
            <text:p text:style-name="P2">| векторизован | <text:span text:style-name="T6">C</text:span><text:span text:style-name="T1">и</text:span> <text:span text:style-name="T6">|</text:span></text:p>
          </table:table-cell>
        </table:table-row>
        <table:table-row table:style-name="Таблица1.3">
          <table:table-cell table:style-name="Таблица1.A1" office:value-type="string">
            <text:p text:style-name="P3"><draw:frame draw:style-name="fr2" draw:name="Графический объект3" text:anchor-type="as-char" svg:width="2.671cm" svg:height="2.619cm" draw:z-index="1"><draw:image xlink:href="../images/3053s.png" xlink:type="simple" xlink:show="embed" xlink:actuate="onLoad"/></draw:frame></text:p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3">
          <table:table-cell table:style-name="Таблица1.A4" office:value-type="string">
            <text:p text:style-name="P4">на схеме</text:p>
          </table:table-cell>
          <table:table-cell table:style-name="Таблица1.B4" office:value-type="string">
            <text:p text:style-name="P2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2">Выполняет численное дифференцирование, с использованием блока «Дискретная апериодика 1-го порядка».</text:p>
            <text:p text:style-name="P2">Блок векторизован, представляет собой субмодель (сборку). Для того чтобы посмотреть структуру алгоритма — нажмите правой кнопкой «Действия» <text:span text:style-name="T3">→</text:span> «Войти в субмодель».</text:p>
            <text:p text:style-name="P2"><text:span text:style-name="T4">Алгоритм работы блока </text:span><text:span text:style-name="T2">реализует численное дифференцирование входного сигнала (сигналов).</text:span></text:p>
            <text:p text:style-name="P2"><text:span text:style-name="T5">Свойство</text:span>:</text:p>
            <text:list xml:id="list8628731581766536955" text:style-name="L1">
              <text:list-item>
                <text:p text:style-name="P6"><text:span text:style-name="T1">Число переменных</text:span> — количество дифференцируемых переменных во входном векторе.</text:p>
              </text:list-item>
            </text:list>
            <text:p text:style-name="P2"><text:span text:style-name="T5">Сигналы блока</text:span>:</text:p>
            <text:p text:style-name="P2"><draw:frame draw:style-name="fr3" draw:name="Графический объект1" text:anchor-type="paragraph" svg:width="7.879cm" svg:height="2.829cm" draw:z-index="2"><draw:image xlink:href="../images/3053_signals.png" xlink:type="simple" xlink:show="embed" xlink:actuate="onLoad"/></draw:frame><text:span text:style-name="T5">Входные сигналы блока</text:span>:</text:p>
            <text:list xml:id="list8108770548346902962" text:style-name="L2">
              <text:list-item>
                <text:p text:style-name="P7">Признак трансляции — признак, по наличию которога на выход апериодики 1-го порядка (внутри субмодели) транслируется входное значение. При этом на выходе блока «ДИФ-производная» сигнал = 0.</text:p>
              </text:list-item>
              <text:list-item>
                <text:p text:style-name="P7">х — дифференцируемая переменная.</text:p>
              </text:list-item>
              <text:list-item>
                <text:p text:style-name="P7">Т — постоянная времени для апериодики 1-го порядка.</text:p>
              </text:list-item>
            </text:list>
            <text:p text:style-name="P2"><text:span text:style-name="T5">Выходной сигнал</text:span>:</text:p>
            <text:list xml:id="list6527317839950074455" text:style-name="L3">
              <text:list-item>
                <text:p text:style-name="P8">dx/<text:span text:style-name="T6">d</text:span>t – <text:span text:style-name="T1">производная по времени сигнала </text:span>x, <text:span text:style-name="T1">или 0 если «Признак трансляции» = 1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ИФ-производная</dc:title>
    <dc:date>2014-12-08T23:17:35.70</dc:date>
    <meta:generator>OpenOffice/4.1.1$Win32 OpenOffice.org_project/411m6$Build-9775</meta:generator>
    <meta:editing-duration>PT1H42M31S</meta:editing-duration>
    <meta:editing-cycles>31</meta:editing-cycles>
    <meta:document-statistic meta:table-count="1" meta:image-count="3" meta:object-count="0" meta:page-count="1" meta:paragraph-count="18" meta:word-count="124" meta:character-count="900"/>
  </office:meta>
</office:document-meta>
</file>